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4">
      <style:paragraph-properties>
        <style:tab-stops>
          <style:tab-stop style:position="6in" style:type="right" style:leader-style="dotted" style:leader-text="."/>
        </style:tab-stops>
      </style:paragraph-properties>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Contents_20_3">
      <style:paragraph-properties>
        <style:tab-stops>
          <style:tab-stop style:position="6in" style:type="right" style:leader-style="dotted" style:leader-text="."/>
        </style:tab-stops>
      </style:paragraph-properties>
    </style:style>
    <style:style style:name="P25" style:family="paragraph" style:parent-style-name="Title" style:master-page-name="Standard">
      <style:paragraph-properties style:page-number="auto"/>
    </style:style>
    <style:style style:name="P26"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27" style:family="paragraph" style:parent-style-name="Heading_20_1">
      <style:paragraph-properties fo:break-before="page"/>
    </style:style>
    <style:style style:name="P28"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29" style:family="paragraph" style:parent-style-name="List_20_Bullet_20_3" style:list-style-name="WWNum1"/>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7">
      <style:paragraph-properties fo:line-height="100%"/>
    </style:style>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6">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41" style:family="paragraph" style:parent-style-name="Text_20_body" style:list-style-name="L6">
      <style:paragraph-properties fo:orphans="2" fo:widows="2" fo:hyphenation-ladder-count="no-limit" style:writing-mode="lr-tb"/>
      <style:text-properties fo:hyphenate="false" fo:hyphenation-remain-char-count="2" fo:hyphenation-push-char-count="2"/>
    </style:style>
    <style:style style:name="P42" style:family="paragraph" style:parent-style-name="Text_20_body" style:list-style-name="L9">
      <style:paragraph-properties fo:orphans="2" fo:widows="2" fo:hyphenation-ladder-count="no-limit" style:writing-mode="lr-tb"/>
      <style:text-properties fo:hyphenate="false" fo:hyphenation-remain-char-count="2" fo:hyphenation-push-char-count="2"/>
    </style:style>
    <style:style style:name="P43" style:family="paragraph" style:parent-style-name="Text_20_body" style:list-style-name="L7">
      <style:paragraph-properties fo:line-height="100%" fo:orphans="2" fo:widows="2" fo:hyphenation-ladder-count="no-limit" style:writing-mode="lr-tb"/>
      <style:text-properties fo:hyphenate="false" fo:hyphenation-remain-char-count="2" fo:hyphenation-push-char-count="2"/>
    </style:style>
    <style:style style:name="P44" style:family="paragraph" style:parent-style-name="Text_20_body" style:list-style-name="L7">
      <style:paragraph-properties fo:line-height="100%" fo:background-color="transparent">
        <style:background-image/>
      </style:paragraph-properties>
    </style:style>
    <style:style style:name="P45"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46" style:family="paragraph" style:parent-style-name="Text_20_body">
      <style:paragraph-properties fo:orphans="2" fo:widows="2" fo:hyphenation-ladder-count="no-limit" fo:background-color="#c0c0c0" style:writing-mode="lr-tb">
        <style:background-image/>
      </style:paragraph-properties>
      <style:text-properties fo:hyphenate="false" fo:hyphenation-remain-char-count="2" fo:hyphenation-push-char-count="2"/>
    </style:style>
    <style:style style:name="P47" style:family="paragraph">
      <style:paragraph-properties fo:text-align="center"/>
    </style:style>
    <style:style style:name="P48"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language-asian="he" style:country-asian="IL"/>
    </style:style>
    <style:style style:name="T7" style:family="text">
      <style:text-properties style:use-window-font-color="true" style:font-name="Miriam Fixed" fo:font-size="12pt" fo:background-color="#c0c0c0" style:font-size-asian="12pt" style:language-asian="he" style:country-asian="IL" style:font-size-complex="12pt"/>
    </style:style>
    <style:style style:name="T8" style:family="text">
      <style:text-properties style:use-window-font-color="true" style:font-name="Miriam Fixed" fo:font-size="12pt" style:font-size-asian="12pt" style:language-asian="he" style:country-asian="IL" style:font-size-complex="12pt"/>
    </style:style>
    <style:style style:name="T9" style:family="text">
      <style:text-properties style:use-window-font-color="true" fo:font-size="12pt" style:font-size-asian="12pt" style:language-asian="he" style:country-asian="IL" style:font-size-complex="12pt"/>
    </style:style>
    <style:style style:name="T10" style:family="text">
      <style:text-properties style:use-window-font-color="true" fo:font-size="12pt" fo:font-weight="bold" style:font-size-asian="12pt" style:language-asian="he" style:country-asian="IL" style:font-weight-asian="bold" style:font-size-complex="12pt" style:font-weight-complex="bold"/>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weight-complex="bold"/>
    </style:style>
    <style:style style:name="T13" style:family="text">
      <style:text-properties style:text-position="super 58%"/>
    </style:style>
    <style:style style:name="T14" style:family="text">
      <style:text-properties fo:font-size="8pt" style:font-size-asian="8pt" style:font-size-complex="8pt"/>
    </style:style>
    <style:style style:name="T15" style:family="text">
      <style:text-properties fo:background-color="transparent"/>
    </style:style>
    <style:style style:name="T16" style:family="text">
      <style:text-properties style:language-asian="he" style:country-asian="IL"/>
    </style:style>
    <style:style style:name="T17" style:family="text">
      <style:text-properties fo:color="#0000ff" fo:font-size="8pt" style:font-size-asian="8pt" style:font-size-complex="8pt"/>
    </style:style>
    <style:style style:name="T18"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false">
        <text:changed-region xml:id="ct139882790148552" text:id="ct139882790148552">
          <text:insertion>
            <office:change-info>
              <dc:creator>Unknown Author</dc:creator>
              <dc:date>2011-11-21T11:54:18</dc:date>
            </office:change-info>
          </text:insertion>
        </text:changed-region>
        <text:changed-region xml:id="ct139882717803664" text:id="ct139882717803664">
          <text:deletion>
            <office:change-info>
              <dc:creator>Unknown Author</dc:creator>
              <dc:date>2011-11-21T11:54:18</dc:date>
            </office:change-info>
            <text:p text:style-name="Text_20_body">asynchronous</text:p>
          </text:deletion>
        </text:changed-region>
        <text:changed-region xml:id="ct139882790464920" text:id="ct139882790464920">
          <text:insertion>
            <office:change-info>
              <dc:creator>Unknown Author</dc:creator>
              <dc:date>2011-11-21T11:54:18</dc:date>
            </office:change-info>
          </text:insertion>
        </text:changed-region>
        <text:changed-region xml:id="ct139882790146440" text:id="ct139882790146440">
          <text:insertion>
            <office:change-info>
              <dc:creator>Unknown Author</dc:creator>
              <dc:date>2011-11-21T11:54:18</dc:date>
            </office:change-info>
          </text:insertion>
        </text:changed-region>
        <text:changed-region xml:id="ct139882790146632" text:id="ct139882790146632">
          <text:insertion>
            <office:change-info>
              <dc:creator>Unknown Author</dc:creator>
              <dc:date>2011-11-21T11:54:18</dc:date>
            </office:change-info>
          </text:insertion>
        </text:changed-region>
        <text:changed-region xml:id="ct139882790146248" text:id="ct139882790146248">
          <text:deletion>
            <office:change-info>
              <dc:creator>Unknown Author</dc:creator>
              <dc:date>2011-11-21T11:54:18</dc:date>
            </office:change-info>
            <text:p text:style-name="Text_20_body"><text:s/>(total 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TEST - Block Level Exercise Tool v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s/>1 Main features and abilities<text:tab/><text:a xlink:type="simple" xlink:href="#__RefHeading__4645_1886463" text:style-name="Internet_20_link" text:visited-style-name="Internet_20_link">3</text:a></text:p>
          <text:p text:style-name="P23"><text:s/>1.1 General description<text:tab/><text:a xlink:type="simple" xlink:href="#__RefHeading__4759_1886463" text:style-name="Internet_20_link" text:visited-style-name="Internet_20_link">3</text:a></text:p>
          <text:p text:style-name="P23"><text:s/>1.2 IO modes<text:tab/><text:a xlink:type="simple" xlink:href="#__RefHeading__4761_1886463" text:style-name="Internet_20_link" text:visited-style-name="Internet_20_link">3</text:a></text:p>
          <text:p text:style-name="P23"><text:s/>1.3 IO Patterns<text:tab/><text:a xlink:type="simple" xlink:href="#__RefHeading__4763_1886463" text:style-name="Internet_20_link" text:visited-style-name="Internet_20_link">3</text:a></text:p>
          <text:p text:style-name="P23"><text:s/>1.4 High performance, low overhead<text:tab/><text:a xlink:type="simple" xlink:href="#__RefHeading__4765_1886463" text:style-name="Internet_20_link" text:visited-style-name="Internet_20_link">3</text:a></text:p>
          <text:p text:style-name="P23"><text:s/>1.5 Data patterns<text:tab/><text:a xlink:type="simple" xlink:href="#__RefHeading__4767_1886463" text:style-name="Internet_20_link" text:visited-style-name="Internet_20_link">3</text:a></text:p>
          <text:p text:style-name="P23"><text:s/>1.6 Verification<text:tab/><text:a xlink:type="simple" xlink:href="#__RefHeading__4769_1886463" text:style-name="Internet_20_link" text:visited-style-name="Internet_20_link">3</text:a></text:p>
          <text:p text:style-name="P23"><text:s/>1.7 Data set initialization<text:tab/><text:a xlink:type="simple" xlink:href="#__RefHeading__4771_1886463" text:style-name="Internet_20_link" text:visited-style-name="Internet_20_link">3</text:a></text:p>
          <text:p text:style-name="P23"><text:s/>1.8 Reports<text:tab/><text:a xlink:type="simple" xlink:href="#__RefHeading__4773_1886463" text:style-name="Internet_20_link" text:visited-style-name="Internet_20_link">4</text:a></text:p>
          <text:p text:style-name="P23"><text:s/>1.9 Debugging<text:tab/><text:a xlink:type="simple" xlink:href="#__RefHeading__4775_1886463" text:style-name="Internet_20_link" text:visited-style-name="Internet_20_link">4</text:a></text:p>
          <text:p text:style-name="P22"><text:s/>2 Limitations and missing functionalities<text:tab/><text:a xlink:type="simple" xlink:href="#__RefHeading__4647_1886463" text:style-name="Internet_20_link" text:visited-style-name="Internet_20_link">4</text:a></text:p>
          <text:p text:style-name="P23"><text:s/>2.1 Low level tool<text:tab/><text:a xlink:type="simple" xlink:href="#__RefHeading__4777_1886463" text:style-name="Internet_20_link" text:visited-style-name="Internet_20_link">4</text:a></text:p>
          <text:p text:style-name="P23"><text:s/>2.2 Linux only<text:tab/><text:a xlink:type="simple" xlink:href="#__RefHeading__4779_1886463" text:style-name="Internet_20_link" text:visited-style-name="Internet_20_link">4</text:a></text:p>
          <text:p text:style-name="P23"><text:s/>2.3 Command line only version<text:tab/><text:a xlink:type="simple" xlink:href="#__RefHeading__4781_1886463" text:style-name="Internet_20_link" text:visited-style-name="Internet_20_link">4</text:a></text:p>
          <text:p text:style-name="P23"><text:s/>2.4 Synthetic tool<text:tab/><text:a xlink:type="simple" xlink:href="#__RefHeading__4783_1886463" text:style-name="Internet_20_link" text:visited-style-name="Internet_20_link">4</text:a></text:p>
          <text:p text:style-name="P23"><text:s/>2.5 Random testing tool<text:tab/><text:a xlink:type="simple" xlink:href="#__RefHeading__4785_1886463" text:style-name="Internet_20_link" text:visited-style-name="Internet_20_link">4</text:a></text:p>
          <text:p text:style-name="P23"><text:s/>2.6 Limited data patterns<text:tab/><text:a xlink:type="simple" xlink:href="#__RefHeading__4787_1886463" text:style-name="Internet_20_link" text:visited-style-name="Internet_20_link">4</text:a></text:p>
          <text:p text:style-name="P22"><text:s/>3 Btest installation and invocation<text:tab/><text:a xlink:type="simple" xlink:href="#__RefHeading__4649_1886463" text:style-name="Internet_20_link" text:visited-style-name="Internet_20_link">5</text:a></text:p>
          <text:p text:style-name="P23"><text:s/>3.1 Deployment<text:tab/><text:a xlink:type="simple" xlink:href="#__RefHeading__4789_1886463" text:style-name="Internet_20_link" text:visited-style-name="Internet_20_link">5</text:a></text:p>
          <text:p text:style-name="P23"><text:s/>3.2 Invocation<text:tab/><text:a xlink:type="simple" xlink:href="#__RefHeading__4791_1886463" text:style-name="Internet_20_link" text:visited-style-name="Internet_20_link">5</text:a></text:p>
          <text:p text:style-name="P22"><text:s/>4 Basic usage<text:tab/><text:a xlink:type="simple" xlink:href="#__RefHeading__4651_1886463" text:style-name="Internet_20_link" text:visited-style-name="Internet_20_link">5</text:a></text:p>
          <text:p text:style-name="P23"><text:s/>4.1 Changing the test exit condition<text:tab/><text:a xlink:type="simple" xlink:href="#__RefHeading__4793_1886463" text:style-name="Internet_20_link" text:visited-style-name="Internet_20_link">6</text:a></text:p>
          <text:p text:style-name="P23"><text:s/>4.2 Setting the block size and alignment<text:tab/><text:a xlink:type="simple" xlink:href="#__RefHeading__4795_1886463" text:style-name="Internet_20_link" text:visited-style-name="Internet_20_link">6</text:a></text:p>
          <text:p text:style-name="P23"><text:s/>4.3 Setting the test data range<text:tab/><text:a xlink:type="simple" xlink:href="#__RefHeading__4797_1886463" text:style-name="Internet_20_link" text:visited-style-name="Internet_20_link">7</text:a></text:p>
          <text:p text:style-name="P22"><text:s/>5 IO modes<text:tab/><text:a xlink:type="simple" xlink:href="#__RefHeading__4799_1886463" text:style-name="Internet_20_link" text:visited-style-name="Internet_20_link">7</text:a></text:p>
          <text:p text:style-name="P22"><text:s/>6 Controlling the number of threads<text:tab/><text:a xlink:type="simple" xlink:href="#__RefHeading__1585_1362915237" text:style-name="Internet_20_link" text:visited-style-name="Internet_20_link">8</text:a></text:p>
          <text:p text:style-name="P22"><text:s/>7 Sequential patterns and multithreading/mutiple asynchronous requests<text:tab/><text:a xlink:type="simple" xlink:href="#__RefHeading__1587_1362915237" text:style-name="Internet_20_link" text:visited-style-name="Internet_20_link">9</text:a></text:p>
          <text:p text:style-name="P22"><text:s/>8 Data patterns generation<text:tab/><text:a xlink:type="simple" xlink:href="#__RefHeading__973_449714794" text:style-name="Internet_20_link" text:visited-style-name="Internet_20_link">9</text:a></text:p>
          <text:p text:style-name="P23"><text:s/>8.1 Default pattern<text:tab/><text:a xlink:type="simple" xlink:href="#__RefHeading__4218_773923201" text:style-name="Internet_20_link" text:visited-style-name="Internet_20_link">10</text:a></text:p>
          <text:p text:style-name="P23"><text:s/>8.2 Static patterns<text:tab/><text:a xlink:type="simple" xlink:href="#__RefHeading__4220_773923201" text:style-name="Internet_20_link" text:visited-style-name="Internet_20_link">10</text:a></text:p>
          <text:p text:style-name="P24"><text:s/>8.2.1 Compression aware patterns<text:tab/><text:a xlink:type="simple" xlink:href="#__RefHeading__4222_773923201" text:style-name="Internet_20_link" text:visited-style-name="Internet_20_link">10</text:a></text:p>
          <text:p text:style-name="P24"><text:s/>8.2.2 Zero block data<text:tab/><text:a xlink:type="simple" xlink:href="#__RefHeading__4224_773923201" text:style-name="Internet_20_link" text:visited-style-name="Internet_20_link">10</text:a></text:p>
          <text:p text:style-name="P23"><text:s/>8.3 Dynamic patterns<text:tab/><text:a xlink:type="simple" xlink:href="#__RefHeading__4994_1886463" text:style-name="Internet_20_link" text:visited-style-name="Internet_20_link">11</text:a></text:p>
          <text:p text:style-name="P24"><text:s/>8.3.1 Dedup aware patterns<text:tab/><text:a xlink:type="simple" xlink:href="#__RefHeading__4226_773923201" text:style-name="Internet_20_link" text:visited-style-name="Internet_20_link">11</text:a></text:p>
          <text:p text:style-name="P21"><text:s/>8.3.1.1 Stamp block<text:tab/><text:a xlink:type="simple" xlink:href="#__RefHeading__4228_773923201" text:style-name="Internet_20_link" text:visited-style-name="Internet_20_link">11</text:a></text:p>
          <text:p text:style-name="P21"><text:s/>8.3.1.2 Symbol stamping and dedup control <text:tab/><text:a xlink:type="simple" xlink:href="#__RefHeading__4931_1886463" text:style-name="Internet_20_link" text:visited-style-name="Internet_20_link">12</text:a></text:p>
          <text:p text:style-name="P24"><text:s/>8.3.2 Offset specific pattern<text:tab/><text:a xlink:type="simple" xlink:href="#__RefHeading__975_449714794" text:style-name="Internet_20_link" text:visited-style-name="Internet_20_link">12</text:a></text:p>
          <text:p text:style-name="P23"><text:s/>8.4 Other patterns<text:tab/><text:a xlink:type="simple" xlink:href="#__RefHeading__979_449714794" text:style-name="Internet_20_link" text:visited-style-name="Internet_20_link">13</text:a></text:p>
          <text:p text:style-name="P23"><text:s/>8.5 Mixing patterns<text:tab/><text:a xlink:type="simple" xlink:href="#__RefHeading__4230_773923201" text:style-name="Internet_20_link" text:visited-style-name="Internet_20_link">13</text:a></text:p>
          <text:p text:style-name="P22"><text:s/>9 Verification<text:tab/><text:a xlink:type="simple" xlink:href="#__RefHeading__4889_1886463" text:style-name="Internet_20_link" text:visited-style-name="Internet_20_link">13</text:a></text:p>
          <text:p text:style-name="P23"><text:s/>9.1 Stamp based verification<text:tab/><text:a xlink:type="simple" xlink:href="#__RefHeading__981_449714794" text:style-name="Internet_20_link" text:visited-style-name="Internet_20_link">13</text:a></text:p>
          <text:p text:style-name="P23"><text:s/>9.2 Verification mode<text:tab/><text:a xlink:type="simple" xlink:href="#__RefHeading__983_449714794" text:style-name="Internet_20_link" text:visited-style-name="Internet_20_link">14</text:a></text:p>
          <text:p text:style-name="P23"><text:soft-page-break/><text:s/>9.3 Persistent stamp based verification meta-data<text:tab/><text:a xlink:type="simple" xlink:href="#__RefHeading__1833_896714904" text:style-name="Internet_20_link" text:visited-style-name="Internet_20_link">15</text:a></text:p>
          <text:p text:style-name="P24"><text:s/>9.3.1 Persistent verification meta-data uses<text:tab/><text:a xlink:type="simple" xlink:href="#__RefHeading__985_449714794" text:style-name="Internet_20_link" text:visited-style-name="Internet_20_link">15</text:a></text:p>
          <text:p text:style-name="P22"><text:s/>10 Data set initialization<text:tab/><text:a xlink:type="simple" xlink:href="#__RefHeading__2174_856946840" text:style-name="Internet_20_link" text:visited-style-name="Internet_20_link">16</text:a></text:p>
          <text:p text:style-name="P23"><text:s/>10.1 Pre-Formating<text:tab/><text:a xlink:type="simple" xlink:href="#__RefHeading__2176_856946840" text:style-name="Internet_20_link" text:visited-style-name="Internet_20_link">16</text:a></text:p>
          <text:p text:style-name="P23"><text:s/>10.2 Pre-Trimming<text:tab/><text:a xlink:type="simple" xlink:href="#__RefHeading__2178_856946840" text:style-name="Internet_20_link" text:visited-style-name="Internet_20_link">16</text:a></text:p>
          <text:p text:style-name="P22"><text:s/>11 Complex workload patterns<text:tab/><text:a xlink:type="simple" xlink:href="#__RefHeading__2180_856946840" text:style-name="Internet_20_link" text:visited-style-name="Internet_20_link">16</text:a></text:p>
          <text:p text:style-name="P23"><text:s/>11.1 Workload definitions file format<text:tab/><text:a xlink:type="simple" xlink:href="#__RefHeading__2182_856946840" text:style-name="Internet_20_link" text:visited-style-name="Internet_20_link">17</text:a></text:p>
          <text:p text:style-name="P22"><text:s/>12 SSD specific options<text:tab/><text:a xlink:type="simple" xlink:href="#__RefHeading__3541_2113270672" text:style-name="Internet_20_link" text:visited-style-name="Internet_20_link">18</text:a></text:p>
          <text:p text:style-name="P23"><text:s/>12.1 Trim<text:tab/><text:a xlink:type="simple" xlink:href="#__RefHeading__1236_68813320" text:style-name="Internet_20_link" text:visited-style-name="Internet_20_link">18</text:a></text:p>
          <text:p text:style-name="P23"><text:s/>12.2 Trim after write<text:tab/><text:a xlink:type="simple" xlink:href="#__RefHeading__2184_856946840" text:style-name="Internet_20_link" text:visited-style-name="Internet_20_link">18</text:a></text:p>
          <text:p text:style-name="P22"><text:s/>13 Reports<text:tab/><text:a xlink:type="simple" xlink:href="#__RefHeading__2186_856946840" text:style-name="Internet_20_link" text:visited-style-name="Internet_20_link">19</text:a></text:p>
          <text:p text:style-name="P23"><text:s/>13.1 Real-time reports<text:tab/><text:a xlink:type="simple" xlink:href="#__RefHeading__2188_856946840" text:style-name="Internet_20_link" text:visited-style-name="Internet_20_link">19</text:a></text:p>
          <text:p text:style-name="P24"><text:s/>13.1.1 Real time reports format<text:tab/><text:a xlink:type="simple" xlink:href="#__RefHeading__3543_2113270672" text:style-name="Internet_20_link" text:visited-style-name="Internet_20_link">19</text:a></text:p>
          <text:p text:style-name="P24"><text:s/>13.1.2 Per worker reports<text:tab/><text:a xlink:type="simple" xlink:href="#__RefHeading__3545_2113270672" text:style-name="Internet_20_link" text:visited-style-name="Internet_20_link">20</text:a></text:p>
          <text:p text:style-name="P24"><text:s/>13.1.3 Real time reports triggered by signals<text:tab/><text:a xlink:type="simple" xlink:href="#__RefHeading__3547_2113270672" text:style-name="Internet_20_link" text:visited-style-name="Internet_20_link">20</text:a></text:p>
          <text:p text:style-name="P23"><text:s/>13.2 Summary reports<text:tab/><text:a xlink:type="simple" xlink:href="#__RefHeading__2190_856946840" text:style-name="Internet_20_link" text:visited-style-name="Internet_20_link">21</text:a></text:p>
          <text:p text:style-name="P22"><text:s/>14 Debugging<text:tab/><text:a xlink:type="simple" xlink:href="#__RefHeading__2192_856946840" text:style-name="Internet_20_link" text:visited-style-name="Internet_20_link">21</text:a></text:p>
          <text:p text:style-name="P23"><text:s/>14.1 Debugging levels<text:tab/><text:a xlink:type="simple" xlink:href="#__RefHeading__2194_856946840" text:style-name="Internet_20_link" text:visited-style-name="Internet_20_link">21</text:a></text:p>
          <text:p text:style-name="P23"><text:s/>14.2 Verification traces<text:tab/><text:a xlink:type="simple" xlink:href="#__RefHeading__2196_856946840" text:style-name="Internet_20_link" text:visited-style-name="Internet_20_link">22</text:a></text:p>
          <text:p text:style-name="P22"><text:s/>15 Implementation<text:tab/><text:a xlink:type="simple" xlink:href="#__RefHeading__987_449714794" text:style-name="Internet_20_link" text:visited-style-name="Internet_20_link">22</text:a></text:p>
          <text:p text:style-name="P23"><text:s/>15.1 Low level documentation<text:tab/><text:a xlink:type="simple" xlink:href="#__RefHeading__3889_515728859" text:style-name="Internet_20_link" text:visited-style-name="Internet_20_link">22</text:a></text:p>
          <text:p text:style-name="P23"><text:s/>15.2 Symbol stamping implementation<text:tab/><text:a xlink:type="simple" xlink:href="#__RefHeading__4833_1886463" text:style-name="Internet_20_link" text:visited-style-name="Internet_20_link">22</text:a></text:p>
          <text:p text:style-name="P23"><text:s/>15.3 Stamp verification implementation<text:tab/><text:a xlink:type="simple" xlink:href="#__RefHeading__989_449714794" text:style-name="Internet_20_link" text:visited-style-name="Internet_20_link">23</text:a></text:p>
          <text:p text:style-name="P22"><text:s/>16 Alternatives<text:tab/><text:a xlink:type="simple" xlink:href="#__RefHeading__4805_1886463" text:style-name="Internet_20_link" text:visited-style-name="Internet_20_link">23</text:a></text:p>
        </text:index-body>
      </text:table-of-content>
      <text:p text:style-name="Standard"/>
      <text:h text:style-name="P26" text:outline-level="1"/>
      <text:h text:style-name="P27"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28" text:outline-level="2"><text:bookmark text:name="__RefHeading__4761_1886463"/>IO <text:span text:style-name="T6">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1">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can be limited by IO operations. Use the <text:span text:style-name="T1">-n</text:span> optio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e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3">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3">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3">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3">50</text:span>)</text:p>
          </table:table-cell>
        </table:table-row>
      </table:table>
      <text:p text:style-name="Text_20_body"/>
      <text:p text:style-name="Text_20_body"><text:s/><text:span text:style-name="T11">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1">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text:change-start text:change-id="ct139882790148552"/>“asynchronous”<text:change-end text:change-id="ct139882790148552"/><text:change text:change-id="ct139882717803664"/>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text:soft-page-break/>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1">per device. </text:span><text:span text:style-name="T4">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4">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2036282184" text:style-name="L1">
        <text:list-item>
          <text:p text:style-name="P30">Not all devices support all IO modes. For example some devices do not support Direct IO, and not all block sizes are supported for this mode. IO modes cannot be mixed.</text:p>
        </text:list-item>
        <text:list-item>
          <text:p text:style-name="P30">All devices must use the same IO mode.</text:p>
        </text:list-item>
      </text:list>
      <text:h text:style-name="Heading_20_1" text:outline-level="1"><text:bookmark text:name="__RefHeading__1585_1362915237"/>Controlling the number of threads<text:bookmark-end text:name="__RefHeading__1585_1362915237"/></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text:change-start text:change-id="ct139882790464920"/>Note that the actual number of pending IO requests is determined by the IO mode: in non aio (asynchronous IO) modes, each btest thread is issuing a single IO request, such that the pending IOs number (per device) is the threads number. In aio mode <text:span text:style-name="T4">each btest thread</text:span> <text:soft-page-break/>is maintaining the requested window size requests (see “<text:bookmark-ref text:reference-format="text" text:ref-name="__RefHeading__4799_1886463">IO modes</text:bookmark-ref>“ <text:bookmark-ref text:reference-format="direction" text:ref-name="__RefHeading__4799_1886463">above</text:bookmark-ref>) such that the pending IOs per device is the window size multiplied by the thread number.</text:p>
      <text:p text:style-name="Text_20_body"><text:change-end text:change-id="ct139882790464920"/>Examples:</text:p>
      <text:p text:style-name="Text_20_body">100% random write, fixed 4k block size, synchronous IO, 2 threads per device (total 4 threads<text:change-start text:change-id="ct139882790146440"/> and 4 requests<text:change-end text:change-id="ct139882790146440"/>), 60 second test:</text:p>
      <text:p text:style-name="P12">btest -T 2 R W /dev/sda /dev/sdb</text:p>
      <text:p text:style-name="Text_20_body">100% random write, fixed 4k block size, <text:s/>asynchronous IO, 2 threads (total 2 threads), 2 request per thread<text:change-start text:change-id="ct139882790146632"/>, two devices (total 8<text:change-end text:change-id="ct139882790146632"/><text:change text:change-id="ct139882790146248"/> requests), 60 second test:</text:p>
      <text:p text:style-name="P12">btest -T 2 -w 2 R W /dev/sda /dev/sdb</text:p>
      <text:h text:style-name="Heading_20_1" text:outline-level="1"><text:bookmark text:name="__RefHeading__1587_1362915237"/>Sequential patterns and multithreading/mutiple asynchronous requests<text:bookmark-end text:name="__RefHeading__1587_1362915237"/></text:h>
      <text:p text:style-name="Text_20_body">It is possible to do sequential IO using several threads or requests. In this case the file/device (or the data range within it) is treated as a long sequence of blocks, and on its turn, each thread/request is doing IO to the next available (unused) block. Note that the actual order among the threads/requests cannot be guaranteed due the system scheduler and/or the parallel execution on several physical CPUs (or cores). On the other hand, assuming that the system is fair, the threads/requests should follow each other within a giving “window”, meaning all threads will perform IOs on very near areas. On most systems this should be good enough because the host and/or the storage reorder IOs to minimize disk arm movements (“elevator algorithm”). Furthermore, modern Linux storage sub-systems may even join several IOs to one big IO, so two threads/requests generating sequential IO using 4k blocks on the same file can be regarded almost as one thread doing sequential IO using 8k blocks.</text:p>
      <text:p text:style-name="Text_20_body">Examples:</text:p>
      <text:p text:style-name="Text_20_body">100% sequential write, fixed 4k block size, synchronous IO, 2 threads per device (total 4 threads), 60 second test:</text:p>
      <text:p text:style-name="P12">btest -T 2 S W /dev/sda /dev/sdb</text:p>
      <text:h text:style-name="Heading_20_1" text:outline-level="1"><text:bookmark text:name="__RefHeading__973_449714794"/>Data patterns generation<text:bookmark-end text:name="__RefHeading__973_449714794"/></text:h>
      <text:p text:style-name="Text_20_body">Btest supports two types of data patterns – static data patterns, i.e. patterns that do not change from one block to another, and dynamic data patterns that are generated in real time per block (write). Some patterns can be mixed.</text:p>
      <text:p text:style-name="Text_20_body">Btest supports the following static data patterns by default:</text:p>
      <text:list xml:id="list472469444" text:style-name="L2">
        <text:list-item>
          <text:p text:style-name="P31">Compression aware patterns (option -Z)</text:p>
        </text:list-item>
        <text:list-item>
          <text:p text:style-name="P31">Zero block: (<text:span text:style-name="T1">option -P 0, -Z -1</text:span>)</text:p>
        </text:list-item>
      </text:list>
      <text:p text:style-name="Text_20_body">Btest supports the following dynamic data patterns</text:p>
      <text:list xml:id="list1419878638" text:continue-list="list472469444" text:style-name="L2">
        <text:list-item text:start-value="1">
          <text:p text:style-name="P31">Dedup aware patterns: symbol stamp per (stamp) block (<text:span text:style-name="T1">options -P, -p</text:span>), also used for data verification</text:p>
        </text:list-item>
        <text:list-item>
          <text:p text:style-name="P31"><text:soft-page-break/>Offset based pattern: data is filled with offset specific pattern (<text:span text:style-name="T1">option -O</text:span>)</text:p>
        </text:list-item>
      </text:list>
      <text:h text:style-name="Heading_20_2" text:outline-level="2"><text:bookmark text:name="__RefHeading__4218_773923201"/>Default pattern<text:bookmark-end text:name="__RefHeading__4218_773923201"/></text:h>
      <text:p text:style-name="Text_20_body">By default, btest uses a random filled buffer with changing dedup stamp such that its data can't be easily deduped and/or compressed. Note that systems that do compression/dedup not on block boundaries but rather on a stream, can still compress/dedup such data.</text:p>
      <text:p text:style-name="Text_20_body">Option wise btest is configured as follows:</text:p>
      <text:list xml:id="list465013711" text:style-name="L12">
        <text:list-item>
          <text:p text:style-name="P39">-p 0 <text:s/>=&gt; zero dedup pattern, each data block has its own changing data stamp</text:p>
        </text:list-item>
        <text:list-item>
          <text:p text:style-name="P39">-P “blocksize” =&gt; the patterns are filled on IO blocks basis</text:p>
        </text:list-item>
        <text:list-item>
          <text:p text:style-name="P39">-Z 0 <text:s/>=&gt; the base data buffer is randomized such that it can not be compressed</text:p>
        </text:list-item>
      </text:list>
      <text:h text:style-name="Heading_20_2" text:outline-level="2"><text:bookmark text:name="__RefHeading__4220_773923201"/>Static patterns<text:bookmark-end text:name="__RefHeading__4220_773923201"/></text:h>
      <text:h text:style-name="Heading_20_3" text:outline-level="3"><text:bookmark text:name="__RefHeading__4222_773923201"/>Compression aware patterns<text:bookmark-end text:name="__RefHeading__4222_773923201"/></text:h>
      <text:p text:style-name="Text_20_body">By default, the base (non changing) buffer pattern is filled with random 32 bit words to avoid compression. The pattern can be set such that it can be compressed using the “<text:span text:style-name="T1">-Z &lt;compression rate&gt;</text:span>” or “--compression &lt;rate&gt;” option where the compression rate is the best expected compression factor you should get from <text:span text:style-name="T11">a block level</text:span> <text:span text:style-name="T11">compression</text:span>. Stream level compression (gzip for example) utilities can compress the data much better because they may inspect much larger “window” of data. The actual compression rate depends on the compression algorithm and method used. Compression rate -1 will disable compression pattern at all. Compression aware pattern can be used together with dedup stamps (see the seconds below). They may contradict offset patterns (see below).</text:p>
      <text:p text:style-name="Text_20_body"><text:span text:style-name="T11">Examples</text:span>:</text:p>
      <text:p text:style-name="Text_20_body">100% random write, fixed 4k block size, no-dedup pattern, uncompressable data, synchronous IO, single thread, 60 second test:</text:p>
      <text:p text:style-name="P12">btest R W /dev/sda</text:p>
      <text:p text:style-name="Text_20_body">100% random write, fixed 4k block size, no-dedup pattern, data is compressible by factor 2 (50% reduction) , synchronous IO, single thread, 60 second test:</text:p>
      <text:p text:style-name="P12">btest -Z 2 R W /dev/sda</text:p>
      <text:p text:style-name="Text_20_body">100% random write, fixed 4k block size, no-dedup pattern, disable compression aware pattern, synchronous IO, single thread, 60 second test:</text:p>
      <text:p text:style-name="P12">btest -Z -1 R W /dev/sda</text:p>
      <text:h text:style-name="Heading_20_3" text:outline-level="3"><text:bookmark text:name="__RefHeading__4224_773923201"/>Zero block data<text:bookmark-end text:name="__RefHeading__4224_773923201"/></text:h>
      <text:p text:style-name="Text_20_body">Btest can be forced to use zero block data by specifying “-P 0” and “-Z -1” (i.e by disabling both dynamic and static patterns).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text:soft-page-break/>modern systems treat zero block (i.e. a block filled with binary zeros) as special case, and in most case will avoid writing it.</text:p>
      <text:p text:style-name="Text_20_body"><text:span text:style-name="T11">Example</text:span>:</text:p>
      <text:p text:style-name="Text_20_body">100% random write, fixed 4k block size, zero data block, synchronous IO, single thread, 60 second test:</text:p>
      <text:p text:style-name="P46"><text:span text:style-name="T8">btest -P 0 R W /dev/sda</text:span></text:p>
      <text:h text:style-name="Heading_20_2" text:outline-level="2"><text:bookmark text:name="__RefHeading__4994_1886463"/>Dynamic patterns<text:bookmark-end text:name="__RefHeading__4994_1886463"/></text:h>
      <text:h text:style-name="Heading_20_3" text:outline-level="3"><text:bookmark text:name="__RefHeading__4226_773923201"/>Dedup aware patterns<text:bookmark-end text:name="__RefHeading__4226_773923201"/></text:h>
      <text:h text:style-name="Heading_20_4" text:outline-level="4"><text:bookmark text:name="__RefHeading__4228_773923201"/>Stamp block<text:bookmark-end text:name="__RefHeading__4228_773923201"/></text:h>
      <text:p text:style-name="Text_20_body">Btest is able to change the data pattern for each write using data stamps. Data stamps are 8 bytes of “dedup stamp” and another 8 bytes for device ID. Data patterns are formed in stamp block sizes chunks. By default stamp block size is the smallest size out of the following:</text:p>
      <text:list xml:id="list1639880631" text:style-name="L3">
        <text:list-item>
          <text:p text:style-name="P32">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32">The smallest IO block size used by any workload,</text:p>
        </text:list-item>
        <text:list-item>
          <text:p text:style-name="P32">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here are several possible use cases for setting the stamp block to be different from the IO block size:</text:p>
      <text:list xml:id="list1210812405" text:style-name="L4">
        <text:list-item>
          <text:p text:style-name="P33">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33">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1">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4" text:outline-level="4"><text:bookmark text:name="__RefHeading__4931_1886463"/><text:soft-page-break/>Symbol stamping and dedup control <text:bookmark-end text:name="__RefHeading__4931_1886463"/></text:h>
      <text:p text:style-name="Text_20_body">Btest selects a symbol (a 64 bit number) per stamp block. By default, this number is picked at random. This behavior is used to overcome de-duplicating mechanisms.</text:p>
      <text:p text:style-name="Text_20_body">You can control the expected dedup factor by by using the <text:span text:style-name="T1">-p</text:span> (or <text:span text:style-name="T1">–dedup</text:span>) option where the parameter of this option is the expected dedup factor. Btest has two methods for “dedup” fill. The default one is random fill where btest selects the symbol from a range of space_size<text:span text:style-name="T1">/dedup_factor</text:span> symbols. In this mode, the expected dedup factor is reached after the space is completely filled, meaning (almost) each block is written at least once.</text:p>
      <text:p text:style-name="Text_20_body">The other fill method is “progressive fill” and it is set by using the <text:span text:style-name="T1">-g (or</text:span> <text:span text:style-name="T1">–progressive) option. </text:span><text:span text:style-name="T5">In this mode, </text:span>the same stamp is written “dedup_factor” times before it is being replaced. This maintains the requested dedup rate right from the start, even if most blocks are never written. This method is very useful for partial fills and for handling very large objects, but on the other hand, it is less desired for verification use cases.</text:p>
      <text:p text:style-name="Text_20_body">For example, if the size of /dev/sda is 1GB, and the following btest parameters are used</text:p>
      <text:p text:style-name="P12">btest -b 4k -n 300000000 -p 2 R W /dev/sda</text:p>
      <text:p text:style-name="Text_20_body">then after at least 256M blocks are written, the expected dedup factor is 2 or in other words on the average each block content appears twice within the dataset (see also the <text:s/>“<text:bookmark-ref text:reference-format="text" text:ref-name="__RefHeading__4833_1886463">Symbol stamping implementation</text:bookmark-ref>“ below).</text:p>
      <text:p text:style-name="Text_20_body">Progressive fills are very similar but do not require a complete fill. For example, the following run will results the same dedup factor (even after 60 seconds):</text:p>
      <text:p text:style-name="P46"><text:span text:style-name="T8">btest -b 4k -t 60 -p 2 -g R W /dev/sda</text:span></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 </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ynamic data patterns including the dedup stamps.</text:p>
      <text:p text:style-name="Text_20_body">The “<text:span text:style-name="T1">-p -2</text:span>” option will make btest to use a single stamp for all blocks. In fact this is another mode of static (non changing) pattern.</text:p>
      <text:p text:style-name="Text_20_body"><text:span text:style-name="T11">Examples</text:span>:</text:p>
      <text:p text:style-name="Text_20_body">100% random write, fixed 4k block size, stamp block 512 bytes, expected dedup factor 7 pattern, synchronous IO, single thread, 60 second test:</text:p>
      <text:p text:style-name="P12">btest -P 512 -p 7 R W /dev/sda</text:p>
      <text:p text:style-name="Text_20_body">Same but with dedup stamps disabled any data pattern:</text:p>
      <text:p text:style-name="P12">btest -P 512 -p -1 R W /dev/sda</text:p>
      <text:h text:style-name="Heading_20_3" text:outline-level="3"><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text:soft-page-break/>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1">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2" text:outline-level="2"><text:bookmark text:name="__RefHeading__4230_773923201"/>Mixing patterns<text:bookmark-end text:name="__RefHeading__4230_773923201"/></text:h>
      <text:p text:style-name="Text_20_body">Compression aware pattern and dedup aware patterns can be mixed, as the first type is static full buffer range pattern and the second type affect only 16 first bytes. This is also the default settings. Offset based patterns are not compatible with compression aware patterns.</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1994332152" text:style-name="L5">
        <text:list-item>
          <text:p text:style-name="P34">Stamp based verification (<text:span text:style-name="T1">options -c/-v</text:span>) – provides basic read/write data verification</text:p>
        </text:list-item>
        <text:list-item>
          <text:p text:style-name="P34">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34">Offset pattern based verification (<text:span text:style-name="T1">options -O with -c/-v</text:span>) – to be used in addition to the stamp based verification or instead, as a low resource verification option</text:p>
        </text:list-item>
        <text:list-item>
          <text:p text:style-name="P34">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Dynamic patterns</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text:soft-page-break/>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1">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285053517" text:style-name="L6">
        <text:list-item>
          <text:p text:style-name="P40">In this mode the command line parameters are different from the regular mode, such that there are no random ratio and read ratio parameters (see the example below).</text:p>
        </text:list-item>
        <text:list-item>
          <text:p text:style-name="P41"><text:span text:style-name="T9">It is possible to run verification scan in parallel to another btest processes that share the same verification metadata file (“</text:span><text:span text:style-name="T9"><text:bookmark-ref text:reference-format="text" text:ref-name="__RefHeading__985_449714794">Persistent verification meta-data uses</text:bookmark-ref></text:span><text:span text:style-name="T9">”, “</text:span><text:span text:style-name="T10">Concurrent data check</text:span><text:span text:style-name="T9">” item).</text:span></text:p>
        </text:list-item>
        <text:list-item>
          <text:p text:style-name="P40">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1">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text:soft-page-break/>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Persistent verification meta-data uses<text:bookmark-end text:name="__RefHeading__985_449714794"/></text:h>
      <text:list xml:id="list1365752357" text:style-name="L7">
        <text:list-item>
          <text:p text:style-name="P44"><text:span text:style-name="T12">Multiple phase test:</text:span><text:span text:style-name="T15">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7">btest -p 200 -m /tmp/md R W /dev/sda <text:s/><text:line-break/>btest -C /tmp/md /dev/sda <text:s text:c="12"/><text:line-break/>btest -p 400 -m /tmp/md R 50 /dev/sda </text:span></text:p>
        </text:list-item>
        <text:list-item>
          <text:p text:style-name="P35"><text:span text:style-name="T11">Concurrent btest processes:</text:span> make multiple concurrent btest processes to shared and verify the same data set. For example – the following first btest instance uses 4k random writes and read, the second uses 32k random writes and reads:<text:line-break/><text:span text:style-name="T7">btest -p 200 -m /tmp/md R 50 /dev/sda &amp; <text:s text:c="12"/><text:line-break/>btest -p 400 -m /tmp/md -b 32k -P 4k R 50 /dev/sda &amp;</text:span></text:p>
        </text:list-item>
        <text:list-item>
          <text:p text:style-name="P35"><text:bookmark text:name="__RefNumPara__1650_896714904"/><text:span text:style-name="T11">Concurrent data check:</text:span> check data validity without stopping the main test. For example – the first following main btest is kept running while the second one is used to verify the data set:<text:line-break/><text:span text:style-name="T7">btest -t 3600 -m /tmp/md R W /dev/sda &amp;<text:line-break/></text:span><text:span text:style-name="T7">#(after a while) <text:s text:c="22"/><text:line-break/>btest -C /tmp/md /dev/sda <text:s text:c="13"/></text:span><text:bookmark-end text:name="__RefNumPara__1650_896714904"/></text:p>
        </text:list-item>
        <text:list-item>
          <text:p text:style-name="P43"><text:span text:style-name="T11">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oft-page-break/><text:span text:style-name="T7">lvcreate -L 10G -n parent system <text:s text:c="15"/></text:span><text:line-break/><text:span text:style-name="T7">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span text:style-name="T11">Examples</text:span>:</text:p>
      <text:p text:style-name="Text_20_body">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ext:soft-page-break/>The Workload definitions file is specified using the <text:span text:style-name="T1">-f &lt;filename&gt;</text:span> option. This mode replace most of the standard workload definition flags so the following flags should not be used from the command line:</text:p>
      <text:list xml:id="list1873451288" text:style-name="L8">
        <text:list-item>
          <text:p text:style-name="P36">-b/--block_size</text:p>
        </text:list-item>
        <text:list-item>
          <text:p text:style-name="P36">-a/--alignment_size</text:p>
        </text:list-item>
        <text:list-item>
          <text:p text:style-name="P36">-o/--offest</text:p>
        </text:list-item>
        <text:list-item>
          <text:p text:style-name="P36"><text:s/>-l/--length</text:p>
        </text:list-item>
        <text:list-item>
          <text:p text:style-name="P36">-p/--dedup</text:p>
        </text:list-item>
        <text:list-item>
          <text:p text:style-name="P36">-P/--stampblock</text:p>
        </text:list-item>
        <text:list-item>
          <text:p text:style-name="P36">the sequential/random ratio parameter &lt;S|R|rand-ratio&gt;</text:p>
        </text:list-item>
        <text:list-item>
          <text:p text:style-name="P36">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1676987764" text:continue-numbering="true" text:style-name="L8">
        <text:list-item>
          <text:p text:style-name="P36"><text:span text:style-name="T1">-b/--block_size – </text:span><text:span text:style-name="T5">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6"><text:span text:style-name="T1">-a/--alignment_size – </text:span><text:span text:style-name="T5">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6"><text:span text:style-name="T1">-o/--offest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6"><text:span text:style-name="T1">-l/--length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6"><text:span text:style-name="T1">-p/--dedup – </text:span><text:span text:style-name="T5">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6"><text:span text:style-name="T1">-P/--stampblock – see “</text:span><text:span text:style-name="T1"><text:bookmark-ref text:reference-format="text" text:ref-name="__RefHeading__4994_1886463">Dynamic patterns</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text:soft-page-break/>Example of a workload definition file content:</text:p>
      <text:p text:style-name="P15"><text:span text:style-name="T9">10</text:span> <text:s/>-b 4k <text:s/>-p -1 -l 200m R W</text:p>
      <text:p text:style-name="P12">50 <text:s/>-b 32k -P 4k -p 10 -l 100m -o 100m R 30</text:p>
      <text:p text:style-name="P15">20 <text:s/>-b 8k <text:s/>-a 4k -p 3 -P 4k -l 100m R 50</text:p>
      <text:p text:style-name="P6">Notes:</text:p>
      <text:list xml:id="list922577727" text:style-name="L9">
        <text:list-item>
          <text:p text:style-name="P42">Currently the data initialization options will operate on the range that start from the lowest offset used by any workload to the highest offset used by any workload. In other words, unused areas in this range are initialized too.</text:p>
        </text:list-item>
        <text:list-item>
          <text:p text:style-name="P42">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1440975916" text:style-name="L10">
        <text:list-item>
          <text:p text:style-name="P37">Trim the entire SSD to remove existing patterns effects</text:p>
        </text:list-item>
        <text:list-item>
          <text:p text:style-name="P37">Fill the entire SSD with random 4k random writes</text:p>
        </text:list-item>
        <text:list-item>
          <text:p text:style-name="P37">Run the test itself</text:p>
        </text:list-item>
      </text:list>
      <text:p text:style-name="Text_20_body"><text:span text:style-name="T11">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text:soft-page-break/>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5">. For example:</text:span></text:p>
      <text:p text:style-name="Text_20_body"><text:span text:style-name="T11">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5">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1">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7" svg:width="1.1606in" svg:height="0.4594in" svg:x="0.3272in" svg:y="0.1181in"><text:p text:style-name="P47">Duration in seconds</text:p><text:p text:style-name="P47">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7" svg:width="1.3906in" svg:height="0.5157in" svg:x="2.6465in" svg:y="0.0465in"><text:p text:style-name="P47">Duration in seconds</text:p><text:p text:style-name="P47">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8" svg:width="5.815in" svg:height="0.4114in" svg:x="-0.0035in" svg:y="0.1528in"><draw:text-box><text:p><text:span text:style-name="T14">Subtotal (diff): 1 workers, </text:span><text:span text:style-name="T17">9.988 seconds</text:span><text:span text:style-name="T14"> (</text:span><text:span text:style-name="T18">9.988</text:span><text:span text:style-name="T14">), 33.041 iops, avg latency 30265 usec, bandwidth 132 KB/s, errors 0</text:span></text:p><text:p><text:span text:style-name="T14">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text:soft-page-break/>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text:soft-page-break/>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pan text:style-name="T16">Note that some options and/or features add other lines to the summary report, and the per-worker report option (</text:span><text:span text:style-name="T3">-z</text:span><text:span text:style-name="T16">)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2115958650" text:style-name="L11">
        <text:list-item>
          <text:p text:style-name="P38">No debug (level 0): no debug traces are printed</text:p>
        </text:list-item>
        <text:list-item>
          <text:p text:style-name="P38">Configuration debug (level 1): prints out traces of various setup/wrap up time operations to allow better insight of internal operations</text:p>
        </text:list-item>
        <text:list-item>
          <text:p text:style-name="P38">Enhanced configuration and verification debug (level 2): prints out more traces during setup/wrap up time, and also print traces per stamping/verification operations</text:p>
        </text:list-item>
        <text:list-item>
          <text:p text:style-name="P38">IO level debug (level 3): prints out detailed traces per IO. Note that this level already significantly affects the test performance</text:p>
        </text:list-item>
        <text:list-item>
          <text:p text:style-name="P38">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1">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text:soft-page-break/>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text:soft-page-break/>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1162076744" text:style-name="WWNum1">
        <text:list-item>
          <text:p text:style-name="P29">IOMeter – a very common benchmarking tool. Window GUI and worker, Linux worker only support.</text:p>
        </text:list-item>
        <text:list-item>
          <text:p text:style-name="P29">Data Test (DT) – a very powerful tool to verify block level devices (<text:a xlink:type="simple" xlink:href="http://www.scsifaq.org/RMiller_Tools/dt.html">http://www.scsifaq.org/RMiller_Tools/dt.html</text:a>)</text:p>
        </text:list-item>
        <text:list-item>
          <text:p text:style-name="P29">XDD: general IO generation tool (<text:a xlink:type="simple" xlink:href="http://www.ioperformance.com/default.html">http://www.ioperformance.com/default.html</text:a>)</text:p>
        </text:list-item>
        <text:list-item>
          <text:p text:style-name="P29">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master-page-name="">
      <style:paragraph-properties fo:margin-left="0.3in" fo:margin-right="0in" fo:text-indent="0.3in" style:auto-text-indent="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editing-cycles>9</meta:editing-cycles>
    <meta:creation-date>2011-09-25T15:16:27</meta:creation-date>
    <meta:editing-duration>PT3H58M51S</meta:editing-duration>
    <meta:generator>OpenOffice.org/3.3$Unix OpenOffice.org_project/330m20$Build-9567</meta:generator>
    <dc:date>2011-11-21T15:52:52</dc:date>
    <meta:document-statistic meta:table-count="3" meta:image-count="0" meta:object-count="0" meta:page-count="23" meta:paragraph-count="482" meta:word-count="8210" meta:character-count="47959"/>
    <meta:template xlink:type="simple" xlink:actuate="onRequest" xlink:title="Normal_Wordconv" xlink:href=""/>
  </office:meta>
</office:document-meta>
</file>